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Industry-Light" svg:font-family="Industry-Ligh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Estilo_20_de_20_dibujo_20_predeterminado">
      <style:paragraph-properties fo:margin-left="0cm" fo:margin-right="0cm" fo:margin-top="0.198cm" fo:margin-bottom="0cm" style:contextual-spacing="false" style:line-height-at-least="0.353cm" fo:text-align="start" style:justify-single-word="false" fo:text-indent="0cm" style:auto-text-indent="false" style:writing-mode="lr-tb"/>
      <style:text-properties officeooo:paragraph-rsid="000f1ede"/>
    </style:style>
    <style:style style:name="P2" style:family="paragraph" style:parent-style-name="Standard">
      <style:text-properties fo:font-variant="normal" fo:text-transform="none" style:use-window-font-color="true" loext:opacity="0%" style:text-outline="false" style:text-line-through-style="none" style:text-line-through-type="none" style:font-name="Industry-Light" fo:font-size="12pt" fo:letter-spacing="normal" fo:font-style="normal" fo:text-shadow="none" style:text-underline-style="none" fo:font-weight="normal" officeooo:rsid="0012eb8e" style:letter-kerning="true" fo:background-color="transparent" style:font-name-asian="Tahoma" style:font-size-asian="12pt" style:font-style-asian="normal" style:font-weight-asian="normal" style:font-name-complex="Liberation Sans1" style:font-size-complex="12pt" style:text-emphasize="none"/>
    </style:style>
    <style:style style:name="P3" style:family="paragraph">
      <style:paragraph-properties fo:text-align="center"/>
    </style: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ubtitle">Guía de Seguridad de Android</text:p>
      <text:p text:style-name="P1"/>
      <text:p text:style-name="P2">https://www.ccn-cert.cni.es/pdf/guias/series-ccn-stic/400-guias-generales/3588-ccn-stic-453g-guia-practica-de-seguridad-en-dispositvos-moviles-android-9/file.html<text:line-break/><text:line-break/>https://www.ccn-cert.cni.es/comunicacion-eventos/comunicados-ccn-cert/7861-publicada-la-nueva-guia-practica-de-seguridad-en-dispositivos-moviles-android-9.html<text:line-break/><text:line-break/>https://cso.computerworld.es/social-security/los-dispositivos-moviles-gran-objetivo-de-las-ciberamenazas<text:line-break/><text:line-break/>los permisos en android : https://www.osi.es/es/actualidad/blog/2015/03/13/que-son-y-para-que-sirven-los-permisos-en-las-aplicaciones-moviles<text:line-break/><text:line-break/><text:line-break/>Más articulos:<text:line-break/>https://www.osi.es/es/campanas/dispositivos-moviles<text:line-break/><text:line-break/><text:line-break/>https://www.osi.es/es/actualidad/blog/2015/01/07/protege-tu-movil-revisa-los-permisos-de-tus-apps , https://www.osi.es/es/actualidad/blog/2018/08/29/puesta-punto-de-tu-movil , https://www.osi.es/es/actualidad/blog/2017/10/23/consejos-para-proteger-tu-privacidad-online<text:line-break/><text:line-break/>https://es.wikipedia.org/wiki/Android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Industry-Light" svg:font-family="Industry-Ligh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stilo_20_de_20_dibujo_20_predeterminado" style:display-name="Estilo de dibujo predeterminado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line text:anchor-type="paragraph" draw:z-index="0" draw:name="Forma1" draw:style-name="Mgr1" draw:text-style-name="MP1" svg:x1="-0.157cm" svg:y1="0.208cm" svg:x2="17.263cm" svg:y2="0.208cm"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3T12:26:58.337000000</meta:creation-date>
    <dc:date>2022-08-23T12:29:39.915000000</dc:date>
    <meta:editing-duration>PT2M41S</meta:editing-duration>
    <meta:editing-cycles>2</meta:editing-cycles>
    <meta:generator>LibreOffice/7.1.6.2$Windows_X86_64 LibreOffice_project/0e133318fcee89abacd6a7d077e292f1145735c3</meta:generator>
    <meta:document-statistic meta:table-count="0" meta:image-count="0" meta:object-count="0" meta:page-count="1" meta:paragraph-count="2" meta:word-count="23" meta:character-count="980" meta:non-whitespace-character-count="950"/>
  </office:meta>
</office:document-meta>
</file>